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1F1C7D9517AB60545B.png" manifest:media-type="image/png"/>
  <manifest:file-entry manifest:full-path="Pictures/1000014F00000295000002953158475069BAE38F.svg" manifest:media-type="image/svg+xml"/>
  <manifest:file-entry manifest:full-path="Pictures/100000010000001F0000001F051EDDEDC2E7BC4D.png" manifest:media-type="image/png"/>
  <manifest:file-entry manifest:full-path="Pictures/100001AC00000295000002951968F94003746C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etropolis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53cm" fo:min-width="15.627cm"/>
      <style:paragraph-properties style:writing-mode="lr-tb"/>
    </style:style>
    <style:style style:name="gr2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min-height="3.902cm" fo:min-width="9.752cm" draw:shadow-opacity="40%"/>
    </style:style>
    <style:style style:name="gr3" style:family="graphic" style:parent-style-name="standard">
      <style:graphic-properties svg:stroke-width="0.02cm" svg:stroke-color="#dddddd" draw:marker-start-width="0.23cm" draw:marker-end-width="0.23cm" draw:fill-color="#ffffff" draw:textarea-horizontal-align="justify" draw:textarea-vertical-align="middle" draw:auto-grow-height="false" fo:min-height="0.968cm" fo:min-width="0.718cm" fo:padding-top="0.135cm" fo:padding-bottom="0.135cm" fo:padding-left="0.26cm" fo:padding-right="0.2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6" style:family="graphic" style:parent-style-name="standard">
      <style:graphic-properties svg:stroke-width="0.02cm" svg:stroke-color="#dddddd" draw:marker-start-width="0.23cm" draw:marker-end-width="0.23cm" draw:fill-color="#ffffff" draw:textarea-horizontal-align="justify" draw:textarea-vertical-align="middle" draw:auto-grow-height="false" fo:min-height="0.974cm" fo:min-width="0.753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P1" style:family="paragraph">
      <style:paragraph-properties fo:line-height="115%"/>
    </style:style>
    <style:style style:name="P2" style:family="paragraph">
      <loext:graphic-properties draw:fill="none" draw:fill-color="#ffffff"/>
      <style:paragraph-properties fo:line-height="115%" style:writing-mode="lr-tb"/>
      <style:text-properties style:font-name="Sarabun" fo:font-size="66pt" style:font-size-asian="66pt" style:font-size-complex="66pt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Sarabun" fo:font-size="44pt" style:font-size-asian="44pt" style:font-size-complex="44pt"/>
    </style:style>
    <style:style style:name="T2" style:family="text">
      <style:text-properties style:font-name="Metropolis" fo:font-size="88pt" fo:font-weight="bold" style:font-size-asian="88pt" style:font-weight-asian="bold" style:font-size-complex="8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127cm" svg:height="9.708cm" svg:x="0.5cm" svg:y="0.5cm">
          <draw:text-box>
            <text:p text:style-name="P1"><text:span text:style-name="T1">w</text:span><text:span text:style-name="T1">e</text:span><text:span text:style-name="T1">l</text:span><text:span text:style-name="T1">c</text:span><text:span text:style-name="T1">o</text:span><text:span text:style-name="T1">m</text:span><text:span text:style-name="T1">e</text:span><text:span text:style-name="T1"> </text:span><text:span text:style-name="T1">t</text:span><text:span text:style-name="T1">o</text:span></text:p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v</text:span><text:span text:style-name="T2">e</text:span></text:p>
            <text:p text:style-name="P1"><text:span text:style-name="T2">N</text:span><text:span text:style-name="T2">o</text:span><text:span text:style-name="T2">t</text:span><text:span text:style-name="T2">e</text:span><text:span text:style-name="T2">r</text:span><text:span text:style-name="T2">s</text:span></text:p>
          </draw:text-box>
        </draw:frame>
        <draw:g>
          <draw:custom-shape draw:style-name="gr2" draw:text-style-name="P3" draw:layer="layout" svg:width="10.7cm" svg:height="4.6cm" svg:x="9.2cm" svg:y="24cm">
            <text:p/>
            <draw:enhanced-geometry svg:viewBox="0 0 21600 21600" draw:path-stretchpoint-x="10800" draw:path-stretchpoint-y="10800" draw:text-areas="?f3 ?f4 ?f5 ?f6" draw:type="round-rectangle" draw:modifiers="1600.869376222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4" draw:layer="layout" svg:width="1.75cm" svg:height="1.75cm" svg:x="9.422cm" svg:y="24.3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5" draw:layer="layout" svg:width="1.2cm" svg:height="1.2cm" svg:x="9.699cm" svg:y="24.7cm">
              <draw:image xlink:href="Pictures/100001AC00000295000002951968F94003746C12.svg" xlink:type="simple" xlink:show="embed" xlink:actuate="onLoad" draw:mime-type="image/svg+xml">
                <text:p/>
              </draw:image>
              <draw:image xlink:href="Pictures/100000010000001F0000001F051EDDEDC2E7BC4D.png" xlink:type="simple" xlink:show="embed" xlink:actuate="onLoad" draw:mime-type="image/png"/>
            </draw:frame>
            <draw:frame draw:style-name="gr5" draw:text-style-name="P6" draw:layer="layout" svg:width="8.7cm" svg:height="1.945cm" svg:x="11.099cm" svg:y="24.2cm">
              <draw:text-box>
                <text:p><text:span text:style-name="T3">O</text:span><text:span text:style-name="T3">p</text:span><text:span text:style-name="T3">e</text:span><text:span text:style-name="T3">n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/text:p>
                <text:p><text:span text:style-name="T4">(</text:span><text:span text:style-name="T4">R</text:span><text:span text:style-name="T4">e</text:span><text:span text:style-name="T4">pl</text:span><text:span text:style-name="T4">a</text:span><text:span text:style-name="T4">c</text:span><text:span text:style-name="T4">e</text:span><text:span text:style-name="T4">s </text:span><text:span text:style-name="T4">c</text:span><text:span text:style-name="T4">u</text:span><text:span text:style-name="T4">rr</text:span><text:span text:style-name="T4">e</text:span><text:span text:style-name="T4">n</text:span><text:span text:style-name="T4">t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)</text:span></text:p>
              </draw:text-box>
            </draw:frame>
          </draw:g>
          <draw:g>
            <draw:custom-shape draw:style-name="gr6" draw:text-style-name="P4" draw:layer="layout" svg:width="1.799cm" svg:height="1.758cm" svg:x="9.4cm" svg:y="26.4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5" draw:layer="layout" svg:width="1.06cm" svg:height="1.06cm" svg:x="9.775cm" svg:y="26.686cm">
              <draw:image xlink:href="Pictures/1000014F00000295000002953158475069BAE38F.svg" xlink:type="simple" xlink:show="embed" xlink:actuate="onLoad" draw:mime-type="image/svg+xml">
                <text:p/>
              </draw:image>
              <draw:image xlink:href="Pictures/100000010000001F0000001F1C7D9517AB60545B.png" xlink:type="simple" xlink:show="embed" xlink:actuate="onLoad" draw:mime-type="image/png"/>
            </draw:frame>
            <draw:frame draw:style-name="gr7" draw:text-style-name="P8" draw:layer="layout" svg:width="8.4cm" svg:height="1.352cm" svg:x="11.099cm" svg:y="26.648cm">
              <draw:text-box>
                <text:p text:style-name="P7"><text:span text:style-name="T3">Export this documen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etropolis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rabun" svg:font-family="Sarabun" style:font-pitch="variable"/>
    <style:font-face style:name="Sarabun1" svg:font-family="Sarabun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6f9d4" draw:end-color="#dee7e5" draw:start-intensity="100%" draw:end-intensity="100%" draw:angle="18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Sarabun" fo:font-family="Sarabun" style:font-pitch="variable" fo:font-size="18pt" fo:font-style="normal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arabun1" style:font-family-complex="Sarabun" style:font-style-name-complex="Regular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ok" style:family="graphic" style:parent-style-name="standard">
      <style:graphic-properties draw:stroke="none" svg:stroke-color="#000000" draw:fill="none" draw:fill-color="#ffffff" fo:min-height="26.433cm"/>
      <style:paragraph-properties fo:margin-left="0cm" fo:margin-right="0cm" fo:margin-top="0cm" fo:margin-bottom="0.25cm" fo:line-height="150%" fo:text-align="justify" fo:text-indent="1cm">
        <style:tab-stops/>
      </style:paragraph-properties>
      <style:text-properties fo:font-size="12pt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29:32.961002548</meta:creation-date>
    <dc:date>2022-07-23T11:28:58.463282737</dc:date>
    <meta:editing-duration>PT22M48S</meta:editing-duration>
    <meta:editing-cycles>9</meta:editing-cycles>
    <meta:generator>LibreOffice/7.3.4.2$Linux_X86_64 LibreOffice_project/30$Build-2</meta:generator>
    <meta:document-statistic meta:object-count="11"/>
  </office:meta>
</office:document-meta>
</file>